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ValidationBeanRegistrationAotProcessor.processAheadOfTime( RegisteredBean registered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ValidationBeanRegistrationAotContribution.applyTo( GenerationContext generationContext , BeanRegistrationCode beanRegistration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ValidationDelegate.processAheadOfTime( RegisteredBean registeredBea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eanValidationBeanRegistrationAotContribution.BeanValidationBeanRegistrationAotContribution( Collection &lt; ConstraintDescriptor &lt; ? &gt; &gt; constraintDescri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